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IMALS.....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LIZARDS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>NOTES (ASƲN BAMBA)</text:p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Lat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Lɛnk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Lɛnkɛkpan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Ogbon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Ologyo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Oloo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5">Oswie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5">Ɔblankɩ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5">Kɩt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Kɩtɩblʋ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5">Kɩtɩb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5">Blanputu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5">Ɔblankɩt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5">Ogbo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04M45S</meta:editing-duration>
    <meta:editing-cycles>14</meta:editing-cycles>
    <meta:generator>OpenOffice.org/3.2$Linux OpenOffice.org_project/320m12$Build-9483</meta:generator>
    <dc:date>2012-10-31T15:51:38</dc:date>
    <meta:print-date>2012-10-27T16:06:46</meta:print-date>
    <meta:document-statistic meta:table-count="1" meta:image-count="0" meta:object-count="0" meta:page-count="3" meta:paragraph-count="45" meta:word-count="63" meta:character-count="591"/>
    <meta:template xlink:type="simple" xlink:actuate="onRequest" xlink:title="BalsaDefault" xlink:href="../../.config/libreoffice/3/user/template/BalsaDefault.ott" meta:date="2012-10-27T15:38:13"/>
  </office:meta>
</office:document-meta>
</file>